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e40" officeooo:paragraph-rsid="001c2e40"/>
    </style:style>
    <style:style style:name="P2" style:family="paragraph" style:parent-style-name="Standard">
      <style:paragraph-properties style:line-height-at-least="0.503cm"/>
      <style:text-properties fo:color="#dae3e3" style:font-name="Droid Sans Mono" fo:font-size="10.5pt" fo:font-weight="normal" fo:background-color="#1f272a"/>
    </style:style>
    <style:style style:name="P3" style:family="paragraph" style:parent-style-name="Standard">
      <style:text-properties fo:color="#dae3e3" style:font-name="Droid Sans Mono" fo:font-size="10.5pt" fo:font-weight="normal" officeooo:rsid="001c2e40" officeooo:paragraph-rsid="001c2e40" fo:background-color="#1f272a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P6" style:family="paragraph" style:parent-style-name="Standard">
      <style:paragraph-properties fo:break-before="page"/>
      <style:text-properties officeooo:rsid="001c2e40" officeooo:paragraph-rsid="001c2e40"/>
    </style:style>
    <style:style style:name="T1" style:family="text">
      <style:text-properties officeooo:rsid="001c2e40"/>
    </style:style>
    <style:style style:name="T2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00080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60099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586c0"/>
    </style:style>
    <style:style style:name="T11" style:family="text">
      <style:text-properties fo:color="#7fcbcd"/>
    </style:style>
    <style:style style:name="T12" style:family="text">
      <style:text-properties fo:color="#0ca1a6"/>
    </style:style>
    <style:style style:name="T13" style:family="text">
      <style:text-properties fo:color="#f39c12"/>
    </style:style>
    <style:style style:name="T14" style:family="text">
      <style:text-properties fo:color="#7f8c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Pycharm code :-</text:span></text:p>
      <text:p text:style-name="Standard"/>
      <text:p text:style-name="P5"><text:span text:style-name="T2">import </text:span><text:span text:style-name="T3">cv2</text:span><text:line-break/><text:span text:style-name="T2">import </text:span><text:span text:style-name="T3">numpy </text:span><text:span text:style-name="T2">as </text:span><text:span text:style-name="T3">np</text:span><text:line-break/><text:span text:style-name="T2">import </text:span><text:span text:style-name="T3">serial</text:span><text:line-break/><text:span text:style-name="T2">import </text:span><text:span text:style-name="T3">time</text:span><text:line-break/><text:span text:style-name="T2">import </text:span><text:span text:style-name="T3">dlib</text:span><text:line-break/><text:span text:style-name="T2">from </text:span><text:span text:style-name="T3">imutils </text:span><text:span text:style-name="T2">import </text:span><text:span text:style-name="T3">face_utils</text:span><text:line-break/><text:line-break/><text:span text:style-name="T4"># Initializing the camera and taking the instance</text:span><text:line-break/><text:span text:style-name="T3">cap = cv2.VideoCapture(</text:span><text:span text:style-name="T5">0</text:span><text:span text:style-name="T3">)</text:span><text:line-break/><text:span text:style-name="T4"># ser = serial.Serial('/dev/ttyACM0',9600)</text:span><text:line-break/><text:span text:style-name="T4"># Initializing the face detector and landmark detector</text:span><text:line-break/><text:span text:style-name="T3">detector = dlib.get_frontal_face_detector()</text:span><text:line-break/><text:span text:style-name="T3">predictor = dlib.shape_predictor(</text:span><text:span text:style-name="T6">"/home/imagitronics/Desktop/shape_predictor_68_face_landmarks.dat"</text:span><text:span text:style-name="T3">)</text:span><text:line-break/><text:line-break/><text:span text:style-name="T4"># Constants for smoothing/filtering</text:span><text:line-break/><text:span text:style-name="T3">SMOOTHING_FACTOR = </text:span><text:span text:style-name="T5">0.5 <text:s/></text:span><text:span text:style-name="T4"># Adjust this value to control the smoothing level</text:span><text:line-break/><text:line-break/><text:span text:style-name="T4"># Variables for nose position tracking</text:span><text:line-break/><text:span text:style-name="T3">nose_position = </text:span><text:span text:style-name="T6">"Center" <text:s/></text:span><text:span text:style-name="T4"># Initial position</text:span><text:line-break/><text:span text:style-name="T3">nose_position_history = [] <text:s/></text:span><text:span text:style-name="T4"># History of nose positions</text:span><text:line-break/><text:span text:style-name="T3">history_length = </text:span><text:span text:style-name="T5">8 <text:s/></text:span><text:span text:style-name="T4"># Number of previous positions to consider for smoothing</text:span><text:line-break/><text:line-break/><text:span text:style-name="T2">def </text:span><text:span text:style-name="T7">get_nose_position</text:span><text:span text:style-name="T3">(nose_landmark, left_eye_landmark, right_eye_landmark, top_face_landmark, down_face_landmark):</text:span><text:line-break/><text:span text:style-name="T3"> <text:s text:c="3"/></text:span><text:span text:style-name="T4"># Extract the x-coordinates of the landmark points</text:span><text:line-break/><text:span text:style-name="T4"> <text:s text:c="3"/></text:span><text:span text:style-name="T3">nose_x = nose_landmark[</text:span><text:span text:style-name="T5">0</text:span><text:span text:style-name="T3">]</text:span><text:line-break/><text:span text:style-name="T3"> <text:s text:c="3"/>left_eye_x = left_eye_landmark[</text:span><text:span text:style-name="T5">0</text:span><text:span text:style-name="T3">]</text:span><text:line-break/><text:span text:style-name="T3"> <text:s text:c="3"/>right_eye_x = right_eye_landmark[</text:span><text:span text:style-name="T5">0</text:span><text:span text:style-name="T3">]</text:span><text:line-break/><text:span text:style-name="T3"> <text:s text:c="3"/>upward_eye_x = top_face_landmark[</text:span><text:span text:style-name="T5">0</text:span><text:span text:style-name="T3">]</text:span><text:line-break/><text:span text:style-name="T3"> <text:s text:c="3"/>downward_eye_x = down_face_landmark[</text:span><text:span text:style-name="T5">0</text:span><text:span text:style-name="T3">]</text:span><text:line-break/><text:line-break/><text:span text:style-name="T3"> <text:s text:c="3"/></text:span><text:span text:style-name="T4"># Compare the x-coordinates to determine the nose position</text:span><text:line-break/><text:span text:style-name="T4"> <text:s text:c="3"/></text:span><text:span text:style-name="T2">if </text:span><text:span text:style-name="T3">nose_x &gt; left_eye_x </text:span><text:span text:style-name="T2">and </text:span><text:span text:style-name="T3">nose_x &gt; right_eye_x:</text:span><text:line-break/><text:span text:style-name="T3"> <text:s text:c="7"/></text:span><text:span text:style-name="T4"># ser.write(b'1')</text:span><text:line-break/><text:span text:style-name="T4"> <text:s text:c="7"/></text:span><text:span text:style-name="T2">return </text:span><text:span text:style-name="T6">"Left" <text:s/></text:span><text:span text:style-name="T4"># Nose is positioned to the left of both eyes</text:span><text:line-break/><text:span text:style-name="T4"> <text:s text:c="3"/></text:span><text:span text:style-name="T2">elif </text:span><text:span text:style-name="T3">nose_x &lt; left_eye_x </text:span><text:span text:style-name="T2">and </text:span><text:span text:style-name="T3">nose_x &lt; right_eye_x:</text:span><text:line-break/><text:span text:style-name="T3"> <text:s text:c="7"/></text:span><text:span text:style-name="T4"># ser.write(b'2')</text:span><text:line-break/><text:span text:style-name="T4"> <text:s text:c="7"/></text:span><text:span text:style-name="T2">return </text:span><text:span text:style-name="T6">"Right" <text:s/></text:span><text:span text:style-name="T4"># Nose is positioned to the right of both eyes</text:span><text:line-break/><text:span text:style-name="T4"> <text:s text:c="3"/></text:span><text:span text:style-name="T2">elif </text:span><text:span text:style-name="T3">nose_x &gt; upward_eye_x </text:span><text:span text:style-name="T2">and </text:span><text:span text:style-name="T3">nose_x &gt; downward_eye_x:</text:span><text:line-break/><text:span text:style-name="T3"> <text:s text:c="7"/></text:span><text:span text:style-name="T4"># ser.write(b'3')</text:span><text:line-break/><text:span text:style-name="T4"> <text:s text:c="7"/></text:span><text:span text:style-name="T2">return </text:span><text:span text:style-name="T6">"Upward"</text:span><text:line-break/><text:span text:style-name="T6"> <text:s text:c="3"/></text:span><text:span text:style-name="T2">elif </text:span><text:span text:style-name="T3">nose_x &lt; upward_eye_x </text:span><text:span text:style-name="T2">and </text:span><text:span text:style-name="T3">nose_x &lt; downward_eye_x :</text:span><text:line-break/><text:span text:style-name="T3"> <text:s text:c="7"/></text:span><text:span text:style-name="T4"># ser.write(b'4')</text:span><text:line-break/><text:span text:style-name="T4"> <text:s text:c="7"/></text:span><text:span text:style-name="T2">return </text:span><text:span text:style-name="T6">"Downward"</text:span><text:line-break/><text:span text:style-name="T6"> <text:s text:c="3"/></text:span><text:span text:style-name="T2">else</text:span><text:span text:style-name="T3">:</text:span><text:line-break/><text:span text:style-name="T3"> <text:s text:c="7"/></text:span><text:span text:style-name="T4"># ser.write(b'5')</text:span><text:line-break/><text:span text:style-name="T4"> <text:s text:c="7"/></text:span><text:span text:style-name="T2">return </text:span><text:span text:style-name="T6">"Center" <text:s/></text:span><text:span text:style-name="T4"># Nose is positioned between the eyes</text:span><text:line-break/><text:line-break/><text:line-break/><text:line-break/><text:line-break/><text:span text:style-name="T2">while True</text:span><text:span text:style-name="T3">:</text:span><text:line-break/><text:span text:style-name="T3"> <text:s text:c="3"/>_, frame = cap.read()</text:span><text:line-break/><text:span text:style-name="T3"> <text:s text:c="3"/>gray = cv2.cvtColor(frame, cv2.COLOR_BGR2GRAY)</text:span><text:line-break/><text:line-break/><text:span text:style-name="T3"> <text:s text:c="3"/>faces = detector(gray)</text:span><text:line-break/><text:line-break/><text:soft-page-break/><text:span text:style-name="T3"> <text:s text:c="3"/></text:span><text:span text:style-name="T2">for </text:span><text:span text:style-name="T3">face </text:span><text:span text:style-name="T2">in </text:span><text:span text:style-name="T3">faces:</text:span><text:line-break/><text:span text:style-name="T3"> <text:s text:c="7"/>x1 = face.left()</text:span><text:line-break/><text:span text:style-name="T3"> <text:s text:c="7"/>y1 = face.top()</text:span><text:line-break/><text:span text:style-name="T3"> <text:s text:c="7"/>x2 = face.right()</text:span><text:line-break/><text:span text:style-name="T3"> <text:s text:c="7"/>y2 = face.bottom()</text:span><text:line-break/><text:line-break/><text:span text:style-name="T3"> <text:s text:c="7"/>face_frame = frame.copy()</text:span><text:line-break/><text:span text:style-name="T3"> <text:s text:c="7"/>cv2.rectangle(face_frame, (x1, y1), (x2, y2), (</text:span><text:span text:style-name="T5">0</text:span><text:span text:style-name="T3">, </text:span><text:span text:style-name="T5">255</text:span><text:span text:style-name="T3">, </text:span><text:span text:style-name="T5">0</text:span><text:span text:style-name="T3">), </text:span><text:span text:style-name="T5">2</text:span><text:span text:style-name="T3">)</text:span><text:line-break/><text:line-break/><text:span text:style-name="T3"> <text:s text:c="7"/>landmarks = predictor(gray, face)</text:span><text:line-break/><text:span text:style-name="T3"> <text:s text:c="7"/>landmarks = face_utils.shape_to_np(landmarks)</text:span><text:line-break/><text:line-break/><text:span text:style-name="T3"> <text:s text:c="7"/></text:span><text:span text:style-name="T4"># Get the nose position</text:span><text:line-break/><text:span text:style-name="T4"> <text:s text:c="7"/></text:span><text:span text:style-name="T3">new_nose_position = get_nose_position(landmarks[</text:span><text:span text:style-name="T5">30</text:span><text:span text:style-name="T3">], landmarks[</text:span><text:span text:style-name="T5">39</text:span><text:span text:style-name="T3">], landmarks[</text:span><text:span text:style-name="T5">44</text:span><text:span text:style-name="T3">], landmarks[</text:span><text:span text:style-name="T5">51</text:span><text:span text:style-name="T3">], landmarks[</text:span><text:span text:style-name="T5">57</text:span><text:span text:style-name="T3">])</text:span><text:line-break/><text:line-break/><text:span text:style-name="T3"> <text:s text:c="7"/></text:span><text:span text:style-name="T4"># Update nose position history</text:span><text:line-break/><text:span text:style-name="T4"> <text:s text:c="7"/></text:span><text:span text:style-name="T3">nose_position_history.append(new_nose_position)</text:span><text:line-break/><text:span text:style-name="T3"> <text:s text:c="7"/></text:span><text:span text:style-name="T2">if </text:span><text:span text:style-name="T8">len</text:span><text:span text:style-name="T3">(nose_position_history) &gt; history_length:</text:span><text:line-break/><text:span text:style-name="T3"> <text:s text:c="11"/>nose_position_history = nose_position_history[-history_length:]</text:span><text:line-break/><text:line-break/><text:span text:style-name="T3"> <text:s text:c="7"/></text:span><text:span text:style-name="T4"># Apply smoothing/filtering to the nose position</text:span><text:line-break/><text:span text:style-name="T4"> <text:s text:c="7"/></text:span><text:span text:style-name="T3">smoothed_nose_position = </text:span><text:span text:style-name="T8">max</text:span><text:span text:style-name="T3">(</text:span><text:span text:style-name="T8">set</text:span><text:span text:style-name="T3">(nose_position_history), </text:span><text:span text:style-name="T9">key</text:span><text:span text:style-name="T3">=nose_position_history.count)</text:span><text:line-break/><text:span text:style-name="T3"> <text:s text:c="7"/>nose_position = smoothed_nose_position</text:span><text:line-break/><text:line-break/><text:span text:style-name="T3"> <text:s text:c="7"/></text:span><text:span text:style-name="T4"># for n in range(0, 68):</text:span><text:line-break/><text:span text:style-name="T4"> <text:s text:c="7"/># <text:s text:c="4"/>(x, y) = landmarks[n]</text:span><text:line-break/><text:span text:style-name="T4"> <text:s text:c="7"/># <text:s text:c="4"/>cv2.circle(face_frame, (x, y), 1, (255, 255, 255), -1)</text:span><text:line-break/><text:line-break/><text:span text:style-name="T4"> <text:s text:c="7"/># Display nose position on the frame</text:span><text:line-break/><text:span text:style-name="T4"> <text:s text:c="7"/># Display nose position on the frame</text:span><text:line-break/><text:span text:style-name="T4"> <text:s text:c="7"/></text:span><text:span text:style-name="T3">cv2.putText(</text:span><text:line-break/><text:span text:style-name="T3"> <text:s text:c="11"/>face_frame,</text:span><text:line-break/><text:span text:style-name="T3"> <text:s text:c="11"/></text:span><text:span text:style-name="T6">"Nose: {}"</text:span><text:span text:style-name="T3">.format(nose_position),</text:span><text:line-break/><text:span text:style-name="T3"> <text:s text:c="11"/>(x1, y1 - </text:span><text:span text:style-name="T5">10</text:span><text:span text:style-name="T3">),</text:span><text:line-break/><text:span text:style-name="T3"> <text:s text:c="11"/>cv2.FONT_HERSHEY_SIMPLEX,</text:span><text:line-break/><text:span text:style-name="T3"> <text:s text:c="11"/></text:span><text:span text:style-name="T5">0.7</text:span><text:span text:style-name="T3">,</text:span><text:line-break/><text:span text:style-name="T3"> <text:s text:c="11"/>(</text:span><text:span text:style-name="T5">255</text:span><text:span text:style-name="T3">, </text:span><text:span text:style-name="T5">255</text:span><text:span text:style-name="T3">, </text:span><text:span text:style-name="T5">255</text:span><text:span text:style-name="T3">),</text:span><text:line-break/><text:span text:style-name="T3"> <text:s text:c="11"/></text:span><text:span text:style-name="T5">2</text:span><text:line-break/><text:span text:style-name="T5"> <text:s text:c="7"/></text:span><text:span text:style-name="T3">)</text:span><text:line-break/><text:line-break/><text:span text:style-name="T3"> <text:s text:c="7"/></text:span><text:span text:style-name="T4"># Display the frame</text:span><text:line-break/><text:span text:style-name="T4"> <text:s text:c="7"/></text:span><text:span text:style-name="T3">cv2.imshow(</text:span><text:span text:style-name="T6">"Result of detector"</text:span><text:span text:style-name="T3">, face_frame)</text:span><text:line-break/><text:span text:style-name="T3"> <text:s text:c="7"/>key = cv2.waitKey(</text:span><text:span text:style-name="T5">1</text:span><text:span text:style-name="T3">)</text:span><text:line-break/><text:span text:style-name="T3"> <text:s text:c="7"/></text:span><text:span text:style-name="T2">if </text:span><text:span text:style-name="T3">key == </text:span><text:span text:style-name="T5">27</text:span><text:span text:style-name="T3">:</text:span><text:line-break/><text:span text:style-name="T3"> <text:s text:c="11"/></text:span><text:span text:style-name="T2">break</text:span><text:line-break/><text:line-break/></text:p>
      <text:p text:style-name="Standard"/>
      <text:p text:style-name="Standard"/>
      <text:p text:style-name="P6">arduino code -</text:p>
      <text:p text:style-name="P1"/>
      <text:p text:style-name="P3"><text:span text:style-name="T10">#include</text:span> <text:span text:style-name="T11">&lt;Servo.h&gt;</text:span></text:p>
      <text:p text:style-name="P4"/>
      <text:p text:style-name="P2">Servo servo1;</text:p>
      <text:p text:style-name="P2">Servo servo2;</text:p>
      <text:p text:style-name="P2">Servo servo3;</text:p>
      <text:p text:style-name="P4"/>
      <text:p text:style-name="P2"><text:span text:style-name="T12"/></text:p>
      <text:p text:style-name="P4"/>
      <text:p text:style-name="P2"><text:span text:style-name="T12">void</text:span> <text:span text:style-name="T13">setup</text:span>() {</text:p>
      <text:p text:style-name="P2"><text:span text:style-name="T13">servo1</text:span>.<text:span text:style-name="T13">attach</text:span>(<text:span text:style-name="T11">4</text:span>);</text:p>
      <text:p text:style-name="P2"><text:span text:style-name="T13">servo2</text:span>.<text:span text:style-name="T13">attach</text:span>(<text:span text:style-name="T11">5</text:span>);</text:p>
      <text:p text:style-name="P2"><text:span text:style-name="T13">servo3</text:span>.<text:span text:style-name="T13">attach</text:span>(<text:span text:style-name="T11">6</text:span>);<text:span text:style-name="T14"> // Connect servo to pin 9</text:span></text:p>
      <text:p text:style-name="P2"><text:span text:style-name="T13">Serial</text:span>.<text:span text:style-name="T13">begin</text:span>(<text:span text:style-name="T11">9600</text:span>);</text:p>
      <text:p text:style-name="P2">}</text:p>
      <text:p text:style-name="P4"/>
      <text:p text:style-name="P2"><text:span text:style-name="T12">void</text:span> <text:span text:style-name="T13">loop</text:span>() {</text:p>
      <text:p text:style-name="P2"><text:span text:style-name="T10">if</text:span> (<text:span text:style-name="T13">Serial</text:span>.<text:span text:style-name="T13">available</text:span>()) {</text:p>
      <text:p text:style-name="P2"><text:span text:style-name="T12">char</text:span> receivedData = <text:span text:style-name="T13">Serial</text:span>.<text:span text:style-name="T13">read</text:span>();</text:p>
      <text:p text:style-name="P2"><text:span text:style-name="T10">if</text:span> (receivedData == '1') {</text:p>
      <text:p text:style-name="P2"><text:span text:style-name="T13">servo1</text:span>.<text:span text:style-name="T13">write</text:span>(<text:span text:style-name="T11">33</text:span>);<text:span text:style-name="T14"> // Set servo angle to 160 degrees</text:span></text:p>
      <text:p text:style-name="P2">} </text:p>
      <text:p text:style-name="P2"><text:span text:style-name="T10">else</text:span> <text:span text:style-name="T10">if</text:span> (receivedData == '2')</text:p>
      <text:p text:style-name="P2">{</text:p>
      <text:p text:style-name="P2"><text:span text:style-name="T13">servo1</text:span>.<text:span text:style-name="T13">write</text:span>(<text:span text:style-name="T11">167</text:span>);<text:span text:style-name="T14"> // Set servo angle to 45 degrees</text:span></text:p>
      <text:p text:style-name="P2">}</text:p>
      <text:p text:style-name="P2"><text:span text:style-name="T10">else</text:span> <text:span text:style-name="T10">if</text:span>(receivedData == '3')</text:p>
      <text:p text:style-name="P2">{</text:p>
      <text:p text:style-name="P2"><text:span text:style-name="T13">servo2</text:span>.<text:span text:style-name="T13">write</text:span>(<text:span text:style-name="T11">70</text:span>);<text:span text:style-name="T14"> // Set servo angle to 75 degrees</text:span></text:p>
      <text:p text:style-name="P2">}</text:p>
      <text:p text:style-name="P2"><text:span text:style-name="T10">else</text:span> <text:span text:style-name="T10">if</text:span>(receivedData == '4')</text:p>
      <text:p text:style-name="P2">{ </text:p>
      <text:p text:style-name="P2"><text:span text:style-name="T13">servo2</text:span>.<text:span text:style-name="T13">write</text:span>(<text:span text:style-name="T11">100</text:span>);<text:span text:style-name="T14"> // Set servo angle to 110 degrees</text:span></text:p>
      <text:p text:style-name="P2">}</text:p>
      <text:p text:style-name="P2"><text:span text:style-name="T10">else</text:span> <text:span text:style-name="T10">if</text:span>(receivedData == '5')</text:p>
      <text:p text:style-name="P2">{</text:p>
      <text:p text:style-name="P2"><text:span text:style-name="T13">servo1</text:span>.<text:span text:style-name="T13">write</text:span>(<text:span text:style-name="T11">90</text:span>);<text:span text:style-name="T14"> // Set servo angle to 90 degrees</text:span></text:p>
      <text:p text:style-name="P2">}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11:18:10.282830650</meta:creation-date>
    <dc:date>2023-06-26T11:23:23.772297115</dc:date>
    <meta:editing-duration>PT5M1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35" meta:word-count="473" meta:character-count="4114" meta:non-whitespace-character-count="3169"/>
  </office:meta>
</office:document-meta>
</file>